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1000001AF73D345E259F49F80.png" manifest:media-type="image/png"/>
  <manifest:file-entry manifest:full-path="Pictures/100000000000023C00000260FBDB12EF69E464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5.134cm" svg:height="16.087cm" draw:z-index="0"><draw:image xlink:href="Pictures/100000000000023C00000260FBDB12EF69E46427.png" xlink:type="simple" xlink:show="embed" xlink:actuate="onLoad"/></draw:frame><draw:frame draw:style-name="fr2" draw:name="Figura2" text:anchor-type="paragraph" svg:x="2.004cm" svg:y="16.085cm" svg:width="12.726cm" svg:height="11.404cm" draw:z-index="1"><draw:image xlink:href="Pictures/10000000000001E1000001AF73D345E259F49F8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6:08:31.837755723</meta:creation-date>
    <meta:generator>LibreOffice/5.1.6.2$Linux_X86_64 LibreOffice_project/10m0$Build-2</meta:generator>
    <dc:date>2017-09-04T16:10:03.469982500</dc:date>
    <meta:editing-duration>PT1M3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